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ConfigParser.parse( ServletContext context , Digester diges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bagoConfigParser.configure( Tobago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obagoConfigParser.parse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ConfigParser.registerDtd( Digester diges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